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ContextLoader.processLocations( Class &lt; ? &gt; clazz , String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Loader.isGenerateDefaultLoca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Loader.customizeContext( ConfigurableApplicationContext context , MergedContextConfiguration mergedConfi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ContextLoader.getResourceSuffix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Loader.invokeApplicationContextInitializers( ConfigurableApplicationContext context , MergedContextConfiguration mergedConfi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AbstractContextLoader.modifyLocations( Class &lt; ? &gt; clazz , String ... loca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ContextLoader.generateDefaultLocations( Class &lt; ? &gt; clazz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AbstractContextLoader.prepareContext( ConfigurableApplicationContext context , MergedContextConfiguration merged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ContextLoader.processLocationsInternal( Class &lt; ? &gt; clazz , String ... loca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ContextLoader.processContextConfiguration( ContextConfigurationAttributes config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